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0.6425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602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008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1.8618in"/>
    </style:style>
    <style:style style:name="co13" style:family="table-column">
      <style:table-column-properties fo:break-before="auto" style:column-width="1.91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ff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9966"/>
    </style:style>
    <style:style style:name="ce4" style:family="table-cell" style:parent-style-name="Default" style:data-style-name="N100">
      <style:table-cell-properties fo:background-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9966"/>
    </style:style>
    <style:style style:name="ce7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00"/>
    </style:style>
    <style:style style:name="ce9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2013-11-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DW stock forecas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orecast was made: 2013-11-01</text:p>
          </table:table-cell>
          <table:table-cell table:number-columns-repeated="8"/>
        </table:table-row>
        <table:table-row table:style-name="ro1">
          <table:table-cell office:value-type="string">
            <text:p>Note: Inversions have not been worked out ye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luu_20131101: H.Earth/H.Mars doesn't appear to work so well. <text:s/>It's here just so I can watch it. <text:s/>Lean towards trading the H.Venus/H.Earth cycle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H.Earth/H.Mars</text:p>
          </table:table-cell>
          <table:table-cell table:number-columns-repeated="3"/>
          <table:table-cell office:value-type="string">
            <text:p>H.Venus/H.Earth.</text:p>
          </table:table-cell>
          <table:table-cell table:number-columns-repeated="3"/>
        </table:table-row>
        <table:table-row table:style-name="ro1">
          <table:table-cell table:style-name="ce1" office:value-type="string">
            <text:p>2013-10-30 12:00</text:p>
          </table:table-cell>
          <table:table-cell office:value-type="float" office:value="269.409">
            <text:p>269.409</text:p>
          </table:table-cell>
          <table:table-cell office:value-type="string">
            <text:p>HIGH</text:p>
          </table:table-cell>
          <table:table-cell office:value-type="string">
            <text:p>Wed</text:p>
          </table:table-cell>
          <table:table-cell table:style-name="ce1" office:value-type="string">
            <text:p>2013-10-30 12:00</text:p>
          </table:table-cell>
          <table:table-cell office:value-type="float" office:value="316.923999999999">
            <text:p>316.924</text:p>
          </table:table-cell>
          <table:table-cell office:value-type="string">
            <text:p>HIGH</text:p>
          </table:table-cell>
          <table:table-cell/>
          <table:table-cell office:value-type="string">
            <text:p>Nice clean high in previous repeats.</text:p>
          </table:table-cell>
        </table:table-row>
        <table:table-row table:style-name="ro1">
          <table:table-cell table:style-name="ce2" office:value-type="string">
            <text:p>2013-10-31 12:00</text:p>
          </table:table-cell>
          <table:table-cell office:value-type="float" office:value="269.961">
            <text:p>269.961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3-10-31 12:00</text:p>
          </table:table-cell>
          <table:table-cell office:value-type="float" office:value="317.512999999999">
            <text:p>317.51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1 12:00</text:p>
          </table:table-cell>
          <table:table-cell office:value-type="float" office:value="270.516">
            <text:p>270.516</text:p>
          </table:table-cell>
          <table:table-cell/>
          <table:table-cell office:value-type="string">
            <text:p>Fri</text:p>
          </table:table-cell>
          <table:table-cell table:style-name="ce2" office:value-type="string">
            <text:p>2013-11-01 12:00</text:p>
          </table:table-cell>
          <table:table-cell office:value-type="float" office:value="318.100999999999">
            <text:p>318.10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2 12:00</text:p>
          </table:table-cell>
          <table:table-cell office:value-type="float" office:value="271.07">
            <text:p>271.07</text:p>
          </table:table-cell>
          <table:table-cell/>
          <table:table-cell office:value-type="string">
            <text:p>Sat</text:p>
          </table:table-cell>
          <table:table-cell table:style-name="ce4" office:value-type="string">
            <text:p>2013-11-02 12:00</text:p>
          </table:table-cell>
          <table:table-cell office:value-type="float" office:value="318.69">
            <text:p>318.69</text:p>
          </table:table-cell>
          <table:table-cell office:value-type="string">
            <text:p>LOW</text:p>
          </table:table-cell>
          <table:table-cell office:value-type="string">
            <text:p>Mean: 318.55 (excluding data point with weekend effect).</text:p>
          </table:table-cell>
          <table:table-cell office:value-type="string">
            <text:p>Previous repeats, these were reaction high/lows.</text:p>
          </table:table-cell>
        </table:table-row>
        <table:table-row table:style-name="ro1">
          <table:table-cell table:style-name="ce2" office:value-type="string">
            <text:p>2013-11-03 12:00</text:p>
          </table:table-cell>
          <table:table-cell office:value-type="float" office:value="271.626">
            <text:p>271.626</text:p>
          </table:table-cell>
          <table:table-cell/>
          <table:table-cell office:value-type="string">
            <text:p>Sun</text:p>
          </table:table-cell>
          <table:table-cell table:style-name="ce2" office:value-type="string">
            <text:p>2013-11-03 12:00</text:p>
          </table:table-cell>
          <table:table-cell office:value-type="float" office:value="319.278">
            <text:p>319.27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4 12:00</text:p>
          </table:table-cell>
          <table:table-cell office:value-type="float" office:value="272.182">
            <text:p>272.182</text:p>
          </table:table-cell>
          <table:table-cell/>
          <table:table-cell office:value-type="string">
            <text:p>Mon</text:p>
          </table:table-cell>
          <table:table-cell table:style-name="ce2" office:value-type="string">
            <text:p>2013-11-04 12:00</text:p>
          </table:table-cell>
          <table:table-cell office:value-type="float" office:value="319.867">
            <text:p>319.86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013-11-05 12:00</text:p>
          </table:table-cell>
          <table:table-cell office:value-type="float" office:value="272.739">
            <text:p>272.739</text:p>
          </table:table-cell>
          <table:table-cell office:value-type="string">
            <text:p>WATCH</text:p>
          </table:table-cell>
          <table:table-cell office:value-type="string">
            <text:p>Tue</text:p>
          </table:table-cell>
          <table:table-cell table:style-name="ce2" office:value-type="string">
            <text:p>2013-11-05 12:00</text:p>
          </table:table-cell>
          <table:table-cell office:value-type="float" office:value="320.455">
            <text:p>320.45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6 12:00</text:p>
          </table:table-cell>
          <table:table-cell office:value-type="float" office:value="273.296">
            <text:p>273.296</text:p>
          </table:table-cell>
          <table:table-cell/>
          <table:table-cell office:value-type="string">
            <text:p>Wed</text:p>
          </table:table-cell>
          <table:table-cell table:style-name="ce1" office:value-type="string">
            <text:p>2013-11-06 12:00</text:p>
          </table:table-cell>
          <table:table-cell office:value-type="float" office:value="321.044">
            <text:p>321.044</text:p>
          </table:table-cell>
          <table:table-cell office:value-type="string">
            <text:p>HIGH</text:p>
          </table:table-cell>
          <table:table-cell office:value-type="string">
            <text:p>Mean: 321.05.</text:p>
          </table:table-cell>
          <table:table-cell office:value-type="string">
            <text:p>Previous repeats, these were reaction high/lows.</text:p>
          </table:table-cell>
        </table:table-row>
        <table:table-row table:style-name="ro1">
          <table:table-cell table:style-name="ce2" office:value-type="string">
            <text:p>2013-11-07 12:00</text:p>
          </table:table-cell>
          <table:table-cell office:value-type="float" office:value="273.855">
            <text:p>273.855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3-11-07 12:00</text:p>
          </table:table-cell>
          <table:table-cell office:value-type="float" office:value="321.630999999999">
            <text:p>321.63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8 12:00</text:p>
          </table:table-cell>
          <table:table-cell office:value-type="float" office:value="274.415">
            <text:p>274.415</text:p>
          </table:table-cell>
          <table:table-cell/>
          <table:table-cell office:value-type="string">
            <text:p>Fri</text:p>
          </table:table-cell>
          <table:table-cell table:style-name="ce2" office:value-type="string">
            <text:p>2013-11-08 12:00</text:p>
          </table:table-cell>
          <table:table-cell office:value-type="float" office:value="322.220000000001">
            <text:p>322.2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9 12:00</text:p>
          </table:table-cell>
          <table:table-cell office:value-type="float" office:value="274.975">
            <text:p>274.975</text:p>
          </table:table-cell>
          <table:table-cell/>
          <table:table-cell office:value-type="string">
            <text:p>Sat</text:p>
          </table:table-cell>
          <table:table-cell table:style-name="ce4" office:value-type="string">
            <text:p>2013-11-09 12:00</text:p>
          </table:table-cell>
          <table:table-cell office:value-type="float" office:value="322.807000000001">
            <text:p>322.807</text:p>
          </table:table-cell>
          <table:table-cell office:value-type="string">
            <text:p>LOW</text:p>
          </table:table-cell>
          <table:table-cell office:value-type="string">
            <text:p>Mean: 322.61</text:p>
          </table:table-cell>
          <table:table-cell office:value-type="string">
            <text:p>Nice sharp turn in previous repeats.</text:p>
          </table:table-cell>
        </table:table-row>
        <table:table-row table:style-name="ro1">
          <table:table-cell table:style-name="ce3" office:value-type="string">
            <text:p>2013-11-10 12:00</text:p>
          </table:table-cell>
          <table:table-cell office:value-type="float" office:value="275.536">
            <text:p>275.536</text:p>
          </table:table-cell>
          <table:table-cell office:value-type="string">
            <text:p>WATCH</text:p>
          </table:table-cell>
          <table:table-cell office:value-type="string">
            <text:p>Sun</text:p>
          </table:table-cell>
          <table:table-cell table:style-name="ce2" office:value-type="string">
            <text:p>2013-11-10 12:00</text:p>
          </table:table-cell>
          <table:table-cell office:value-type="float" office:value="323.395">
            <text:p>323.39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11 12:00</text:p>
          </table:table-cell>
          <table:table-cell office:value-type="float" office:value="276.097">
            <text:p>276.097</text:p>
          </table:table-cell>
          <table:table-cell/>
          <table:table-cell office:value-type="string">
            <text:p>Mon</text:p>
          </table:table-cell>
          <table:table-cell table:style-name="ce2" office:value-type="string">
            <text:p>2013-11-11 12:00</text:p>
          </table:table-cell>
          <table:table-cell office:value-type="float" office:value="323.984">
            <text:p>323.98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12 12:00</text:p>
          </table:table-cell>
          <table:table-cell office:value-type="float" office:value="276.659">
            <text:p>276.659</text:p>
          </table:table-cell>
          <table:table-cell/>
          <table:table-cell office:value-type="string">
            <text:p>Tue</text:p>
          </table:table-cell>
          <table:table-cell table:style-name="ce2" office:value-type="string">
            <text:p>2013-11-12 12:00</text:p>
          </table:table-cell>
          <table:table-cell office:value-type="float" office:value="324.571">
            <text:p>324.57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2013-11-13 12:00</text:p>
          </table:table-cell>
          <table:table-cell office:value-type="float" office:value="277.222">
            <text:p>277.222</text:p>
          </table:table-cell>
          <table:table-cell office:value-type="string">
            <text:p>LOW (3 out of 4)</text:p>
          </table:table-cell>
          <table:table-cell office:value-type="string">
            <text:p>Wed</text:p>
          </table:table-cell>
          <table:table-cell table:style-name="ce2" office:value-type="string">
            <text:p>2013-11-13 12:00</text:p>
          </table:table-cell>
          <table:table-cell office:value-type="float" office:value="325.16">
            <text:p>325.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14 12:00</text:p>
          </table:table-cell>
          <table:table-cell office:value-type="float" office:value="277.786">
            <text:p>277.786</text:p>
          </table:table-cell>
          <table:table-cell/>
          <table:table-cell office:value-type="string">
            <text:p>Thu</text:p>
          </table:table-cell>
          <table:table-cell table:style-name="ce1" office:value-type="string">
            <text:p>2013-11-14 12:00</text:p>
          </table:table-cell>
          <table:table-cell office:value-type="float" office:value="325.746999999999">
            <text:p>325.747</text:p>
          </table:table-cell>
          <table:table-cell office:value-type="string">
            <text:p>HIGH</text:p>
          </table:table-cell>
          <table:table-cell office:value-type="string">
            <text:p>Mean: 325.94</text:p>
          </table:table-cell>
          <table:table-cell office:value-type="string">
            <text:p>Clear high. <text:s/>2005-11-17</text:p>
          </table:table-cell>
        </table:table-row>
        <table:table-row table:style-name="ro1">
          <table:table-cell table:style-name="ce2" office:value-type="string">
            <text:p>2013-11-15 12:00</text:p>
          </table:table-cell>
          <table:table-cell office:value-type="float" office:value="278.349">
            <text:p>278.349</text:p>
          </table:table-cell>
          <table:table-cell/>
          <table:table-cell office:value-type="string">
            <text:p>Fri</text:p>
          </table:table-cell>
          <table:table-cell table:style-name="ce1" office:value-type="string">
            <text:p>2013-11-15 12:00</text:p>
          </table:table-cell>
          <table:table-cell office:value-type="float" office:value="326.335999999999">
            <text:p>326.336</text:p>
          </table:table-cell>
          <table:table-cell table:number-columns-repeated="3"/>
        </table:table-row>
        <table:table-row table:style-name="ro2">
          <table:table-cell table:style-name="ce2" office:value-type="string">
            <text:p>2013-11-16 12:00</text:p>
          </table:table-cell>
          <table:table-cell office:value-type="float" office:value="278.914">
            <text:p>278.914</text:p>
          </table:table-cell>
          <table:table-cell/>
          <table:table-cell office:value-type="string">
            <text:p>Sat</text:p>
          </table:table-cell>
          <table:table-cell table:style-name="ce3" office:value-type="string">
            <text:p>2013-11-16 12:00</text:p>
          </table:table-cell>
          <table:table-cell office:value-type="float" office:value="326.923999999999">
            <text:p>326.924</text:p>
          </table:table-cell>
          <table:table-cell office:value-type="string">
            <text:p>WATCH</text:p>
          </table:table-cell>
          <table:table-cell office:value-type="string">
            <text:p>Mena: 326.772<text:span text:style-name="T1"> (weekend)</text:span></text:p>
          </table:table-cell>
          <table:table-cell office:value-type="string">
            <text:p>2 of 3 repeats.</text:p>
          </table:table-cell>
        </table:table-row>
        <table:table-row table:style-name="ro1">
          <table:table-cell table:style-name="ce2" office:value-type="string">
            <text:p>2013-11-17 12:00</text:p>
          </table:table-cell>
          <table:table-cell office:value-type="float" office:value="279.48">
            <text:p>279.48</text:p>
          </table:table-cell>
          <table:table-cell/>
          <table:table-cell office:value-type="string">
            <text:p>Sun</text:p>
          </table:table-cell>
          <table:table-cell table:style-name="ce2" office:value-type="string">
            <text:p>2013-11-17 12:00</text:p>
          </table:table-cell>
          <table:table-cell office:value-type="float" office:value="327.511">
            <text:p>327.51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2013-11-18 12:00</text:p>
          </table:table-cell>
          <table:table-cell office:value-type="float" office:value="280.046">
            <text:p>280.046</text:p>
          </table:table-cell>
          <table:table-cell office:value-type="string">
            <text:p>HIGH (consistent)</text:p>
          </table:table-cell>
          <table:table-cell office:value-type="string">
            <text:p>Mon</text:p>
          </table:table-cell>
          <table:table-cell table:style-name="ce2" office:value-type="string">
            <text:p>2013-11-18 12:00</text:p>
          </table:table-cell>
          <table:table-cell office:value-type="float" office:value="328.1">
            <text:p>328.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19 12:00</text:p>
          </table:table-cell>
          <table:table-cell office:value-type="float" office:value="280.613">
            <text:p>280.613</text:p>
          </table:table-cell>
          <table:table-cell/>
          <table:table-cell office:value-type="string">
            <text:p>Tue</text:p>
          </table:table-cell>
          <table:table-cell table:style-name="ce2" office:value-type="string">
            <text:p>2013-11-19 12:00</text:p>
          </table:table-cell>
          <table:table-cell office:value-type="float" office:value="328.688">
            <text:p>328.68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0 12:00</text:p>
          </table:table-cell>
          <table:table-cell office:value-type="float" office:value="281.18">
            <text:p>281.18</text:p>
          </table:table-cell>
          <table:table-cell/>
          <table:table-cell office:value-type="string">
            <text:p>Wed</text:p>
          </table:table-cell>
          <table:table-cell table:style-name="ce3" office:value-type="string">
            <text:p>2013-11-20 12:00</text:p>
          </table:table-cell>
          <table:table-cell office:value-type="float" office:value="329.276">
            <text:p>329.276</text:p>
          </table:table-cell>
          <table:table-cell office:value-type="string">
            <text:p>WATCH</text:p>
          </table:table-cell>
          <table:table-cell office:value-type="string">
            <text:p>Mean: 329.1205</text:p>
          </table:table-cell>
          <table:table-cell office:value-type="string">
            <text:p>2 of 3 repeats.</text:p>
          </table:table-cell>
        </table:table-row>
        <table:table-row table:style-name="ro1">
          <table:table-cell table:style-name="ce2" office:value-type="string">
            <text:p>2013-11-21 12:00</text:p>
          </table:table-cell>
          <table:table-cell office:value-type="float" office:value="281.748">
            <text:p>281.748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3-11-21 12:00</text:p>
          </table:table-cell>
          <table:table-cell office:value-type="float" office:value="329.864">
            <text:p>329.86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2 12:00</text:p>
          </table:table-cell>
          <table:table-cell office:value-type="float" office:value="282.316">
            <text:p>282.316</text:p>
          </table:table-cell>
          <table:table-cell/>
          <table:table-cell office:value-type="string">
            <text:p>Fri</text:p>
          </table:table-cell>
          <table:table-cell table:style-name="ce4" office:value-type="string">
            <text:p>2013-11-22 12:00</text:p>
          </table:table-cell>
          <table:table-cell table:style-name="ce6" office:value-type="float" office:value="330.452000000001">
            <text:p>330.452</text:p>
          </table:table-cell>
          <table:table-cell office:value-type="string">
            <text:p>LOW (watch)</text:p>
          </table:table-cell>
          <table:table-cell office:value-type="string">
            <text:p>Mean: 330.73</text:p>
          </table:table-cell>
          <table:table-cell office:value-type="string">
            <text:p>2 of 3 repeats.</text:p>
          </table:table-cell>
        </table:table-row>
        <table:table-row table:style-name="ro1">
          <table:table-cell table:style-name="ce2" office:value-type="string">
            <text:p>2013-11-23 12:00</text:p>
          </table:table-cell>
          <table:table-cell office:value-type="float" office:value="282.886">
            <text:p>282.886</text:p>
          </table:table-cell>
          <table:table-cell/>
          <table:table-cell office:value-type="string">
            <text:p>Sat</text:p>
          </table:table-cell>
          <table:table-cell table:style-name="ce2" office:value-type="string">
            <text:p>2013-11-23 12:00</text:p>
          </table:table-cell>
          <table:table-cell office:value-type="float" office:value="331.040000000001">
            <text:p>331.0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4 12:00</text:p>
          </table:table-cell>
          <table:table-cell office:value-type="float" office:value="283.457">
            <text:p>283.457</text:p>
          </table:table-cell>
          <table:table-cell/>
          <table:table-cell office:value-type="string">
            <text:p>Sun</text:p>
          </table:table-cell>
          <table:table-cell table:style-name="ce2" office:value-type="string">
            <text:p>2013-11-24 12:00</text:p>
          </table:table-cell>
          <table:table-cell office:value-type="float" office:value="331.628000000001">
            <text:p>331.62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5 12:00</text:p>
          </table:table-cell>
          <table:table-cell office:value-type="float" office:value="284.027">
            <text:p>284.027</text:p>
          </table:table-cell>
          <table:table-cell/>
          <table:table-cell office:value-type="string">
            <text:p>Mon</text:p>
          </table:table-cell>
          <table:table-cell table:style-name="ce2" office:value-type="string">
            <text:p>2013-11-25 12:00</text:p>
          </table:table-cell>
          <table:table-cell office:value-type="float" office:value="332.216">
            <text:p>332.2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6 12:00</text:p>
          </table:table-cell>
          <table:table-cell office:value-type="float" office:value="284.599">
            <text:p>284.599</text:p>
          </table:table-cell>
          <table:table-cell/>
          <table:table-cell office:value-type="string">
            <text:p>Tue</text:p>
          </table:table-cell>
          <table:table-cell table:style-name="ce1" office:value-type="string">
            <text:p>2013-11-26 12:00</text:p>
          </table:table-cell>
          <table:table-cell office:value-type="float" office:value="332.804">
            <text:p>332.804</text:p>
          </table:table-cell>
          <table:table-cell office:value-type="string">
            <text:p>HIGH</text:p>
          </table:table-cell>
          <table:table-cell office:value-type="string">
            <text:p>Mean: 333.178</text:p>
          </table:table-cell>
          <table:table-cell office:value-type="string">
            <text:p>Clear low. <text:s/>2005-11-29.</text:p>
          </table:table-cell>
        </table:table-row>
        <table:table-row table:style-name="ro1">
          <table:table-cell table:style-name="ce2" office:value-type="string">
            <text:p>2013-11-27 12:00</text:p>
          </table:table-cell>
          <table:table-cell office:value-type="float" office:value="285.171">
            <text:p>285.171</text:p>
          </table:table-cell>
          <table:table-cell/>
          <table:table-cell office:value-type="string">
            <text:p>Wed</text:p>
          </table:table-cell>
          <table:table-cell table:style-name="ce1" office:value-type="string">
            <text:p>2013-11-27 12:00</text:p>
          </table:table-cell>
          <table:table-cell office:value-type="float" office:value="333.392">
            <text:p>333.39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8 12:00</text:p>
          </table:table-cell>
          <table:table-cell office:value-type="float" office:value="285.744">
            <text:p>285.744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3-11-28 12:00</text:p>
          </table:table-cell>
          <table:table-cell office:value-type="float" office:value="333.98">
            <text:p>333.9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9 12:00</text:p>
          </table:table-cell>
          <table:table-cell office:value-type="float" office:value="286.317">
            <text:p>286.317</text:p>
          </table:table-cell>
          <table:table-cell/>
          <table:table-cell office:value-type="string">
            <text:p>Fri</text:p>
          </table:table-cell>
          <table:table-cell table:style-name="ce4" office:value-type="string">
            <text:p>2013-11-29 12:00</text:p>
          </table:table-cell>
          <table:table-cell table:style-name="ce6" office:value-type="float" office:value="334.567999999999">
            <text:p>334.568</text:p>
          </table:table-cell>
          <table:table-cell office:value-type="string">
            <text:p>LOW (watch)</text:p>
          </table:table-cell>
          <table:table-cell/>
          <table:table-cell office:value-type="string">
            <text:p>2 of 3 repeats.</text:p>
          </table:table-cell>
        </table:table-row>
        <table:table-row table:style-name="ro1">
          <table:table-cell table:style-name="ce2" office:value-type="string">
            <text:p>2013-11-30 12:00</text:p>
          </table:table-cell>
          <table:table-cell office:value-type="float" office:value="286.889999999999">
            <text:p>286.89</text:p>
          </table:table-cell>
          <table:table-cell/>
          <table:table-cell office:value-type="string">
            <text:p>Sat</text:p>
          </table:table-cell>
          <table:table-cell table:style-name="ce2" office:value-type="string">
            <text:p>2013-11-30 12:00</text:p>
          </table:table-cell>
          <table:table-cell office:value-type="float" office:value="335.155999999999">
            <text:p>335.156</text:p>
          </table:table-cell>
          <table:table-cell table:number-columns-repeated="3"/>
        </table:table-row>
        <table:table-row table:style-name="ro1">
          <table:table-cell table:style-name="ce4" office:value-type="string">
            <text:p>2013-12-01 12:00</text:p>
          </table:table-cell>
          <table:table-cell office:value-type="float" office:value="287.465">
            <text:p>287.465</text:p>
          </table:table-cell>
          <table:table-cell office:value-type="string">
            <text:p>LOW (3 out of 4)</text:p>
          </table:table-cell>
          <table:table-cell office:value-type="string">
            <text:p>Sun</text:p>
          </table:table-cell>
          <table:table-cell table:style-name="ce2" office:value-type="string">
            <text:p>2013-12-01 12:00</text:p>
          </table:table-cell>
          <table:table-cell office:value-type="float" office:value="335.744000000001">
            <text:p>335.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02 12:00</text:p>
          </table:table-cell>
          <table:table-cell office:value-type="float" office:value="336.332">
            <text:p>336.3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1" office:value-type="string">
            <text:p>2013-12-03 12:00</text:p>
          </table:table-cell>
          <table:table-cell office:value-type="float" office:value="336.921">
            <text:p>336.921</text:p>
          </table:table-cell>
          <table:table-cell office:value-type="string">
            <text:p>HIGH</text:p>
          </table:table-cell>
          <table:table-cell/>
          <table:table-cell office:value-type="string">
            <text:p>Nice sharp turn in previous repeats.</text:p>
          </table:table-cell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1" office:value-type="string">
            <text:p>2013-12-04 12:00</text:p>
          </table:table-cell>
          <table:table-cell office:value-type="float" office:value="337.509">
            <text:p>337.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2" office:value-type="string">
            <text:p>2013-12-05 12:00</text:p>
          </table:table-cell>
          <table:table-cell office:value-type="float" office:value="338.098">
            <text:p>338.0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2" office:value-type="string">
            <text:p>2013-12-06 12:00</text:p>
          </table:table-cell>
          <table:table-cell office:value-type="float" office:value="338.687">
            <text:p>338.6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3-12-07 12:00</text:p>
          </table:table-cell>
          <table:table-cell office:value-type="float" office:value="339.277">
            <text:p>339.2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3-12-08 12:00</text:p>
          </table:table-cell>
          <table:table-cell office:value-type="float" office:value="339.866">
            <text:p>339.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09 12:00</text:p>
          </table:table-cell>
          <table:table-cell office:value-type="float" office:value="340.456">
            <text:p>340.4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4" office:value-type="string">
            <text:p>2013-12-10 12:00</text:p>
          </table:table-cell>
          <table:table-cell office:value-type="float" office:value="341.046">
            <text:p>341.046</text:p>
          </table:table-cell>
          <table:table-cell office:value-type="string">
            <text:p>LOW</text:p>
          </table:table-cell>
          <table:table-cell/>
          <table:table-cell office:value-type="string">
            <text:p>Nice sharp turn in previous repeats.</text:p>
          </table:table-cell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3-12-11 12:00</text:p>
          </table:table-cell>
          <table:table-cell office:value-type="float" office:value="341.636">
            <text:p>341.6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3" office:value-type="string">
            <text:p>2013-12-12 12:00</text:p>
          </table:table-cell>
          <table:table-cell office:value-type="float" office:value="342.227999999999">
            <text:p>342.228</text:p>
          </table:table-cell>
          <table:table-cell office:value-type="string">
            <text:p>WATCH</text:p>
          </table:table-cell>
          <table:table-cell/>
          <table:table-cell office:value-type="string">
            <text:p>2 of 3 repeats.</text:p>
          </table:table-cell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3" office:value-type="string">
            <text:p>2013-12-13 12:00</text:p>
          </table:table-cell>
          <table:table-cell office:value-type="float" office:value="342.817999999999">
            <text:p>342.8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3-12-14 12:00</text:p>
          </table:table-cell>
          <table:table-cell office:value-type="float" office:value="343.411">
            <text:p>343.4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3-12-15 12:00</text:p>
          </table:table-cell>
          <table:table-cell office:value-type="float" office:value="344.003000000001">
            <text:p>344.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16 12:00</text:p>
          </table:table-cell>
          <table:table-cell office:value-type="float" office:value="344.594000000001">
            <text:p>344.5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3-12-17 12:00</text:p>
          </table:table-cell>
          <table:table-cell office:value-type="float" office:value="345.187">
            <text:p>345.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3-12-18 12:00</text:p>
          </table:table-cell>
          <table:table-cell office:value-type="float" office:value="345.779999999999">
            <text:p>345.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1" office:value-type="string">
            <text:p>2013-12-19 12:00</text:p>
          </table:table-cell>
          <table:table-cell office:value-type="float" office:value="346.373">
            <text:p>346.373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2" office:value-type="string">
            <text:p>2013-12-20 12:00</text:p>
          </table:table-cell>
          <table:table-cell office:value-type="float" office:value="346.967000000001">
            <text:p>346.9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3-12-21 12:00</text:p>
          </table:table-cell>
          <table:table-cell office:value-type="float" office:value="347.559999999999">
            <text:p>347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3-12-22 12:00</text:p>
          </table:table-cell>
          <table:table-cell office:value-type="float" office:value="348.154999999999">
            <text:p>348.1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23 12:00</text:p>
          </table:table-cell>
          <table:table-cell office:value-type="float" office:value="348.749">
            <text:p>348.7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3-12-24 12:00</text:p>
          </table:table-cell>
          <table:table-cell office:value-type="float" office:value="349.344000000001">
            <text:p>349.3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3-12-25 12:00</text:p>
          </table:table-cell>
          <table:table-cell office:value-type="float" office:value="349.939">
            <text:p>349.9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4" office:value-type="string">
            <text:p>2013-12-26 12:00</text:p>
          </table:table-cell>
          <table:table-cell office:value-type="float" office:value="350.534">
            <text:p>350.534</text:p>
          </table:table-cell>
          <table:table-cell office:value-type="string">
            <text:p>L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4" office:value-type="string">
            <text:p>2013-12-27 12:00</text:p>
          </table:table-cell>
          <table:table-cell office:value-type="float" office:value="351.130000000001">
            <text:p>351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3-12-28 12:00</text:p>
          </table:table-cell>
          <table:table-cell office:value-type="float" office:value="351.726000000001">
            <text:p>351.7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3-12-29 12:00</text:p>
          </table:table-cell>
          <table:table-cell office:value-type="float" office:value="352.322">
            <text:p>352.3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30 12:00</text:p>
          </table:table-cell>
          <table:table-cell office:value-type="float" office:value="352.92">
            <text:p>352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3-12-31 12:00</text:p>
          </table:table-cell>
          <table:table-cell office:value-type="float" office:value="353.516">
            <text:p>353.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4-01-01 12:00</text:p>
          </table:table-cell>
          <table:table-cell office:value-type="float" office:value="354.114">
            <text:p>354.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1" office:value-type="string">
            <text:p>2014-01-02 12:00</text:p>
          </table:table-cell>
          <table:table-cell table:style-name="ce6" office:value-type="float" office:value="354.712">
            <text:p>354.712</text:p>
          </table:table-cell>
          <table:table-cell office:value-type="string">
            <text:p>HIGH (Watch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2" office:value-type="string">
            <text:p>2014-01-03 12:00</text:p>
          </table:table-cell>
          <table:table-cell office:value-type="float" office:value="355.311">
            <text:p>355.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4-01-04 12:00</text:p>
          </table:table-cell>
          <table:table-cell office:value-type="float" office:value="355.909">
            <text:p>355.9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4-01-05 12:00</text:p>
          </table:table-cell>
          <table:table-cell office:value-type="float" office:value="356.509">
            <text:p>356.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4-01-06 12:00</text:p>
          </table:table-cell>
          <table:table-cell office:value-type="float" office:value="357.110000000001">
            <text:p>357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4" office:value-type="string">
            <text:p>2014-01-07 12:00</text:p>
          </table:table-cell>
          <table:table-cell table:style-name="ce6" office:value-type="float" office:value="357.709999999999">
            <text:p>357.71</text:p>
          </table:table-cell>
          <table:table-cell office:value-type="string">
            <text:p>HIGH (watch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4-01-08 12:00</text:p>
          </table:table-cell>
          <table:table-cell office:value-type="float" office:value="358.311">
            <text:p>358.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2" office:value-type="string">
            <text:p>2014-01-09 12:00</text:p>
          </table:table-cell>
          <table:table-cell office:value-type="float" office:value="358.913">
            <text:p>358.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3" office:value-type="string">
            <text:p>2014-01-10 12:00</text:p>
          </table:table-cell>
          <table:table-cell office:value-type="float" office:value="359.514999999999">
            <text:p>359.515</text:p>
          </table:table-cell>
          <table:table-cell office:value-type="string">
            <text:p>WAT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4-01-11 12:00</text:p>
          </table:table-cell>
          <table:table-cell office:value-type="float" office:value="0.118000000000393">
            <text:p>0.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4-01-12 12:00</text:p>
          </table:table-cell>
          <table:table-cell office:value-type="float" office:value="0.720999999999549">
            <text:p>0.7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4-01-13 12:00</text:p>
          </table:table-cell>
          <table:table-cell office:value-type="float" office:value="1.32400000000052">
            <text:p>1.3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4-01-14 12:00</text:p>
          </table:table-cell>
          <table:table-cell office:value-type="float" office:value="1.92900000000009">
            <text:p>1.9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1" office:value-type="string">
            <text:p>2014-01-15 12:00</text:p>
          </table:table-cell>
          <table:table-cell office:value-type="float" office:value="2.53399999999965">
            <text:p>2.534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1" office:value-type="string">
            <text:p>2014-01-16 12:00</text:p>
          </table:table-cell>
          <table:table-cell office:value-type="float" office:value="3.13899999999921">
            <text:p>3.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2" office:value-type="string">
            <text:p>2014-01-17 12:00</text:p>
          </table:table-cell>
          <table:table-cell office:value-type="float" office:value="3.74499999999898">
            <text:p>3.7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4-01-18 12:00</text:p>
          </table:table-cell>
          <table:table-cell office:value-type="float" office:value="4.35000000000036">
            <text:p>4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4-01-19 12:00</text:p>
          </table:table-cell>
          <table:table-cell office:value-type="float" office:value="4.95600000000013">
            <text:p>4.9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4-01-20 12:00</text:p>
          </table:table-cell>
          <table:table-cell office:value-type="float" office:value="5.5630000000001">
            <text:p>5.5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4-01-21 12:00</text:p>
          </table:table-cell>
          <table:table-cell office:value-type="float" office:value="6.17000000000007">
            <text:p>6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4" office:value-type="string">
            <text:p>2014-01-22 12:00</text:p>
          </table:table-cell>
          <table:table-cell office:value-type="float" office:value="6.77800000000025">
            <text:p>6.778</text:p>
          </table:table-cell>
          <table:table-cell office:value-type="string">
            <text:p>L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2" office:value-type="string">
            <text:p>2014-01-23 12:00</text:p>
          </table:table-cell>
          <table:table-cell office:value-type="float" office:value="7.38500000000022">
            <text:p>7.3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1" office:value-type="string">
            <text:p>2014-01-24 12:00</text:p>
          </table:table-cell>
          <table:table-cell office:value-type="float" office:value="7.99300000000039">
            <text:p>7.993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1" office:value-type="string">
            <text:p>2014-01-25 12:00</text:p>
          </table:table-cell>
          <table:table-cell office:value-type="float" office:value="8.60100000000057">
            <text:p>8.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4-01-26 12:00</text:p>
          </table:table-cell>
          <table:table-cell office:value-type="float" office:value="9.20999999999913">
            <text:p>9.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4-01-27 12:00</text:p>
          </table:table-cell>
          <table:table-cell office:value-type="float" office:value="9.81899999999951">
            <text:p>9.8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4-01-28 12:00</text:p>
          </table:table-cell>
          <table:table-cell office:value-type="float" office:value="10.4269999999997">
            <text:p>10.4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4" office:value-type="string">
            <text:p>2014-01-29 12:00</text:p>
          </table:table-cell>
          <table:table-cell office:value-type="float" office:value="11.0370000000003">
            <text:p>11.037</text:p>
          </table:table-cell>
          <table:table-cell office:value-type="string">
            <text:p>LOW</text:p>
          </table:table-cell>
          <table:table-cell table:number-columns-repeated="2"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14-05-21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9" table:number-columns-repeated="8" table:default-cell-style-name="Default"/>
        <table:table-row table:style-name="ro1">
          <table:table-cell office:value-type="string">
            <text:p>TDW stock forecast.</text:p>
          </table:table-cell>
          <table:table-cell table:number-columns-repeated="13"/>
        </table:table-row>
        <table:table-row table:style-name="ro3">
          <table:table-cell office:value-type="string">
            <text:p><text:a xlink:href="http://www.barchart.com/charts/stocks/TDW" xlink:type="simple">http://www.barchart.com/charts/stocks/TDW</text:a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Forecast was made: 2014-05-21. <text:s/>See handwritten notes sheet for planet degree measurements, etc., for when turns fall on weekends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Note: Inversions have not been worked out yet, so expected highs may turn out to be lows, or expected lows may turn out to be highs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G.Venus 50 degree increments forecast: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7" office:value-type="string">
            <text:p>Planet measurement date:</text:p>
          </table:table-cell>
          <table:table-cell table:style-name="ce7" office:value-type="string">
            <text:p>Day of week:</text:p>
          </table:table-cell>
          <table:table-cell table:style-name="ce7" office:value-type="string">
            <text:p>Forecast date of turn <text:span text:style-name="T2">(with weekend adjustment):</text:span></text:p>
          </table:table-cell>
          <table:table-cell table:style-name="ce7" office:value-type="string">
            <text:p>Day of week:</text:p>
          </table:table-cell>
          <table:table-cell table:style-name="ce7" office:value-type="string">
            <text:p>Low or high expected:</text:p>
          </table:table-cell>
          <table:table-cell table:style-name="ce9" office:value-type="string">
            <text:p>Actual results (review):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>
            <text:p>2014-06-07</text:p>
          </table:table-cell>
          <table:table-cell table:style-name="ce2" office:value-type="string">
            <text:p>Saturday</text:p>
          </table:table-cell>
          <table:table-cell table:style-name="ce8" office:value-type="string">
            <text:p>2014-06-06</text:p>
          </table:table-cell>
          <table:table-cell table:style-name="ce8" office:value-type="string">
            <text:p>Friday</text:p>
          </table:table-cell>
          <table:table-cell table:style-name="ce2" office:value-type="string">
            <text:p>Low expected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>
            <text:p>2014-07-19</text:p>
          </table:table-cell>
          <table:table-cell table:style-name="ce2" office:value-type="string">
            <text:p>Saturday</text:p>
          </table:table-cell>
          <table:table-cell table:style-name="ce8" office:value-type="string">
            <text:p>2014-07-18</text:p>
          </table:table-cell>
          <table:table-cell table:style-name="ce8" office:value-type="string">
            <text:p>Friday</text:p>
          </table:table-cell>
          <table:table-cell table:style-name="ce2" office:value-type="string">
            <text:p>High expected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>
            <text:p>2014-08-29</text:p>
          </table:table-cell>
          <table:table-cell table:style-name="ce2" office:value-type="string">
            <text:p>Friday</text:p>
          </table:table-cell>
          <table:table-cell table:style-name="ce8" office:value-type="string">
            <text:p>2014-08-29</text:p>
          </table:table-cell>
          <table:table-cell table:style-name="ce8" office:value-type="string">
            <text:p>Friday</text:p>
          </table:table-cell>
          <table:table-cell table:style-name="ce2" office:value-type="string">
            <text:p>Low expected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>
            <text:p>2014-10-08 to 2014-10-09</text:p>
          </table:table-cell>
          <table:table-cell table:style-name="ce2" office:value-type="string">
            <text:p>Wednesday to Thursday</text:p>
          </table:table-cell>
          <table:table-cell table:style-name="ce8" office:value-type="string">
            <text:p>2014-10-08 to 2014-10-09</text:p>
          </table:table-cell>
          <table:table-cell table:style-name="ce8" office:value-type="string">
            <text:p>Wednesday to Thursday</text:p>
          </table:table-cell>
          <table:table-cell table:style-name="ce2" office:value-type="string">
            <text:p>High expected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>
            <text:p>2014-11-17 to 2014-11-18</text:p>
          </table:table-cell>
          <table:table-cell table:style-name="ce2" office:value-type="string">
            <text:p>Monday to Tuesday</text:p>
          </table:table-cell>
          <table:table-cell table:style-name="ce8" office:value-type="string">
            <text:p>2014-11-17 to 2014-11-18</text:p>
          </table:table-cell>
          <table:table-cell table:style-name="ce8" office:value-type="string">
            <text:p>Monday to Tuesday</text:p>
          </table:table-cell>
          <table:table-cell table:style-name="ce2" office:value-type="string">
            <text:p>Low expected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>
            <text:p>2014-12-27</text:p>
          </table:table-cell>
          <table:table-cell table:style-name="ce2" office:value-type="string">
            <text:p>Saturday</text:p>
          </table:table-cell>
          <table:table-cell table:style-name="ce8" office:value-type="string">
            <text:p>2014-12-26</text:p>
          </table:table-cell>
          <table:table-cell table:style-name="ce8" office:value-type="string">
            <text:p>Friday</text:p>
          </table:table-cell>
          <table:table-cell table:style-name="ce2" office:value-type="string">
            <text:p>High expected</text:p>
          </table:table-cell>
          <table:table-cell table:style-name="ce2" table:number-columns-repeated="9"/>
        </table:table-row>
        <table:table-row table:style-name="ro1" table:number-rows-repeated="9">
          <table:table-cell table:style-name="ce2" table:number-columns-repeated="14"/>
        </table:table-row>
        <table:table-row table:style-name="ro1">
          <table:table-cell table:style-name="ce2" office:value-type="string">
            <text:p>G.Mars 72 degree increments forecast:</text:p>
          </table:table-cell>
          <table:table-cell table:style-name="ce2" table:number-columns-repeated="13"/>
        </table:table-row>
        <table:table-row table:style-name="ro1">
          <table:table-cell table:style-name="ce2" table:number-columns-repeated="14"/>
        </table:table-row>
        <table:table-row table:style-name="ro4">
          <table:table-cell table:style-name="ce7" office:value-type="string">
            <text:p>Planet measurement date:</text:p>
          </table:table-cell>
          <table:table-cell table:style-name="ce7" office:value-type="string">
            <text:p>Day of week:</text:p>
          </table:table-cell>
          <table:table-cell table:style-name="ce7" office:value-type="string">
            <text:p>Forecast date of turn <text:span text:style-name="T2">(with weekend adjustment):</text:span></text:p>
          </table:table-cell>
          <table:table-cell table:style-name="ce7" office:value-type="string">
            <text:p>Day of week:</text:p>
          </table:table-cell>
          <table:table-cell table:style-name="ce7" office:value-type="string">
            <text:p>Low or high expected:</text:p>
          </table:table-cell>
          <table:table-cell table:style-name="ce9" office:value-type="string">
            <text:p>Actual results (review):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>
            <text:p>2014-06-27</text:p>
          </table:table-cell>
          <table:table-cell table:style-name="ce2" office:value-type="string">
            <text:p>Friday</text:p>
          </table:table-cell>
          <table:table-cell table:style-name="ce8" office:value-type="string">
            <text:p>2014-06-27</text:p>
          </table:table-cell>
          <table:table-cell table:style-name="ce8" office:value-type="string">
            <text:p>Friday</text:p>
          </table:table-cell>
          <table:table-cell table:style-name="ce2" office:value-type="string">
            <text:p>High expected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>
            <text:p>2014-10-24 to 2014-10-25</text:p>
          </table:table-cell>
          <table:table-cell table:style-name="ce2" office:value-type="string">
            <text:p>Friday to Saturday</text:p>
          </table:table-cell>
          <table:table-cell table:style-name="ce8" office:value-type="string">
            <text:p>2014-10-24</text:p>
          </table:table-cell>
          <table:table-cell table:style-name="ce8" office:value-type="string">
            <text:p>Friday</text:p>
          </table:table-cell>
          <table:table-cell table:style-name="ce2" office:value-type="string">
            <text:p>Low expected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>
            <text:p>2015-01-26</text:p>
          </table:table-cell>
          <table:table-cell table:style-name="ce2" office:value-type="string">
            <text:p>Monday</text:p>
          </table:table-cell>
          <table:table-cell table:style-name="ce8" office:value-type="string">
            <text:p>2015-01-26</text:p>
          </table:table-cell>
          <table:table-cell table:style-name="ce8" office:value-type="string">
            <text:p>Monday</text:p>
          </table:table-cell>
          <table:table-cell table:style-name="ce2" office:value-type="string">
            <text:p>High expected</text:p>
          </table:table-cell>
          <table:table-cell table:style-name="ce2" table:number-columns-repeated="9"/>
        </table:table-row>
        <table:table-row table:style-name="ro1" table:number-rows-repeated="26">
          <table:table-cell table:style-name="ce2" table:number-columns-repeated="14"/>
        </table:table-row>
        <table:table-row table:style-name="ro1" table:number-rows-repeated="104851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 style:data-style-name="N2" text:time-value="0000-00-00T12:57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0-22T10:30:11</meta:creation-date>
    <dc:date>2014-05-21T13:09:56</dc:date>
    <dc:creator>Ryan </dc:creator>
    <meta:editing-duration>PT3H19M12S</meta:editing-duration>
    <meta:editing-cycles>19</meta:editing-cycles>
    <meta:generator>LibreOffice/3.6$Linux_X86_64 LibreOffice_project/360m1$Build-304</meta:generator>
    <meta:printed-by>Ryan </meta:printed-by>
    <meta:print-date>2013-11-01T16:10:10</meta:print-date>
    <meta:document-statistic meta:table-count="2" meta:cell-count="460" meta:object-count="0"/>
  </office:meta>
</office:document-meta>
</file>